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0ecafa" officeooo:paragraph-rsid="000ecafa"/>
    </style:style>
    <style:style style:name="P2" style:family="paragraph" style:parent-style-name="Standard">
      <style:text-properties style:font-name="verdana" fo:font-size="16pt" fo:font-weight="bold" officeooo:rsid="000ecafa" officeooo:paragraph-rsid="000ecafa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verdana" fo:font-weight="bold" officeooo:rsid="000ecafa" officeooo:paragraph-rsid="000ecafa" style:font-weight-asian="bold" style:font-weight-complex="bold"/>
    </style:style>
    <style:style style:name="P4" style:family="paragraph" style:parent-style-name="Standard">
      <style:text-properties style:font-name="verdana" fo:font-weight="bold" officeooo:rsid="000fac47" officeooo:paragraph-rsid="000fac47" style:font-weight-asian="bold" style:font-weight-complex="bold"/>
    </style:style>
    <style:style style:name="P5" style:family="paragraph" style:parent-style-name="Standard">
      <style:text-properties style:font-name="verdana" fo:font-weight="bold" officeooo:rsid="001f009c" officeooo:paragraph-rsid="001f009c" style:font-weight-asian="bold" style:font-weight-complex="bold"/>
    </style:style>
    <style:style style:name="P6" style:family="paragraph" style:parent-style-name="Standard">
      <style:text-properties style:font-name="verdana" fo:font-weight="bold" officeooo:rsid="001f18df" officeooo:paragraph-rsid="001f18df" style:font-weight-asian="bold" style:font-weight-complex="bold"/>
    </style:style>
    <style:style style:name="P7" style:family="paragraph" style:parent-style-name="Standard">
      <style:text-properties style:font-name="verdana" fo:font-weight="bold" officeooo:rsid="00228913" officeooo:paragraph-rsid="00228913" style:font-weight-asian="bold" style:font-weight-complex="bold"/>
    </style:style>
    <style:style style:name="P8" style:family="paragraph" style:parent-style-name="Standard">
      <style:text-properties style:font-name="verdana" fo:font-size="11pt" fo:font-weight="bold" officeooo:rsid="000ecafa" officeooo:paragraph-rsid="000ecafa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verdana" fo:font-size="11pt" fo:font-weight="bold" officeooo:rsid="001f18df" officeooo:paragraph-rsid="001f18df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verdana" fo:font-size="11pt" fo:font-weight="bold" officeooo:rsid="00228913" officeooo:paragraph-rsid="00228913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verdana" fo:font-size="11pt" officeooo:rsid="000ecafa" officeooo:paragraph-rsid="000ecafa" style:font-size-asian="11pt" style:font-size-complex="11pt"/>
    </style:style>
    <style:style style:name="P12" style:family="paragraph" style:parent-style-name="Standard">
      <style:text-properties fo:color="#000000" style:font-name="Courier New" fo:font-size="11pt" style:font-size-asian="11pt" style:font-size-complex="11pt" fo:background-color="#ffffff"/>
    </style:style>
    <style:style style:name="P13" style:family="paragraph" style:parent-style-name="Standard">
      <style:text-properties fo:color="#000000" style:font-name="Courier New" fo:font-size="11pt" fo:font-weight="normal" style:font-size-asian="11pt" style:font-weight-asian="normal" style:font-size-complex="11pt" fo:background-color="#ffffff"/>
    </style:style>
    <style:style style:name="P14" style:family="paragraph" style:parent-style-name="Standard">
      <style:text-properties fo:font-size="11pt" style:font-size-asian="11pt" style:font-size-complex="11pt"/>
    </style:style>
    <style:style style:name="P15" style:family="paragraph" style:parent-style-name="Standard">
      <style:text-properties fo:font-size="11pt" officeooo:paragraph-rsid="0010f493" style:font-size-asian="11pt" style:font-size-complex="11pt"/>
    </style:style>
    <style:style style:name="P16" style:family="paragraph" style:parent-style-name="Standard">
      <style:text-properties fo:font-size="11pt" officeooo:rsid="0010f493" officeooo:paragraph-rsid="0010f493" style:font-size-asian="11pt" style:font-size-complex="11pt"/>
    </style:style>
    <style:style style:name="P17" style:family="paragraph" style:parent-style-name="Standard">
      <style:text-properties fo:font-size="11pt" officeooo:paragraph-rsid="0011ef3a" style:font-size-asian="11pt" style:font-size-complex="11pt"/>
    </style:style>
    <style:style style:name="P18" style:family="paragraph" style:parent-style-name="Standard">
      <style:text-properties fo:font-size="11pt" officeooo:paragraph-rsid="00125cb7" style:font-size-asian="11pt" style:font-size-complex="11pt"/>
    </style:style>
    <style:style style:name="P19" style:family="paragraph" style:parent-style-name="Standard">
      <style:text-properties fo:font-size="11pt" officeooo:paragraph-rsid="0017abea" style:font-size-asian="11pt" style:font-size-complex="11pt"/>
    </style:style>
    <style:style style:name="P20" style:family="paragraph" style:parent-style-name="Standard">
      <style:text-properties fo:font-size="11pt" officeooo:paragraph-rsid="00192896" style:font-size-asian="11pt" style:font-size-complex="11pt"/>
    </style:style>
    <style:style style:name="P21" style:family="paragraph" style:parent-style-name="Standard">
      <style:text-properties fo:font-size="11pt" officeooo:paragraph-rsid="001defd5" style:font-size-asian="11pt" style:font-size-complex="11pt"/>
    </style:style>
    <style:style style:name="P22" style:family="paragraph" style:parent-style-name="Standard">
      <style:text-properties fo:font-size="11pt" officeooo:paragraph-rsid="0024fdbf" style:font-size-asian="11pt" style:font-size-complex="11pt"/>
    </style:style>
    <style:style style:name="P23" style:family="paragraph" style:parent-style-name="Standard">
      <style:text-properties fo:color="#800000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text-properties fo:color="#008000" style:font-name="Courier New" fo:font-size="11pt" fo:font-weight="normal" style:font-size-asian="11pt" style:font-weight-asian="normal" style:font-size-complex="11pt"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00" style:font-name="Courier New" fo:font-size="10pt" fo:font-weight="normal" style:font-size-asian="10pt" style:font-weight-asian="normal" fo:background-color="#ffffff"/>
    </style:style>
    <style:style style:name="T3" style:family="text">
      <style:text-properties fo:color="#008000" style:font-name="Courier New" fo:background-color="#ffffff"/>
    </style:style>
    <style:style style:name="T4" style:family="text">
      <style:text-properties fo:color="#008000" style:font-name="Courier New" fo:font-weight="normal" style:font-weight-asian="normal" fo:background-color="#ffffff"/>
    </style:style>
    <style:style style:name="T5" style:family="text">
      <style:text-properties fo:color="#008000" style:font-name="Courier New" fo:font-weight="normal" officeooo:rsid="00125cb7" style:font-weight-asian="normal" fo:background-color="#ffffff"/>
    </style:style>
    <style:style style:name="T6" style:family="text">
      <style:text-properties fo:color="#008000" style:font-name="Courier New" fo:font-weight="normal" officeooo:rsid="0013f5a4" style:font-weight-asian="normal" fo:background-color="#ffffff"/>
    </style:style>
    <style:style style:name="T7" style:family="text">
      <style:text-properties fo:color="#008000" style:font-name="Courier New" fo:font-weight="normal" officeooo:rsid="0015b357" style:font-weight-asian="normal" fo:background-color="#ffffff"/>
    </style:style>
    <style:style style:name="T8" style:family="text">
      <style:text-properties fo:color="#008000" style:font-name="Courier New" fo:font-weight="normal" officeooo:rsid="001e25a2" style:font-weight-asian="normal" fo:background-color="#ffffff"/>
    </style:style>
    <style:style style:name="T9" style:family="text">
      <style:text-properties fo:color="#8000ff" style:font-name="Courier New" fo:font-size="10pt" style:font-size-asian="10pt" fo:background-color="#ffffff"/>
    </style:style>
    <style:style style:name="T10" style:family="text">
      <style:text-properties fo:color="#8000ff" style:font-name="Courier New" fo:font-size="10pt" fo:font-weight="normal" style:font-size-asian="10pt" style:font-weight-asian="normal" fo:background-color="#ffffff"/>
    </style:style>
    <style:style style:name="T11" style:family="text">
      <style:text-properties fo:color="#8000ff" style:font-name="Courier New" fo:background-color="#ffffff"/>
    </style:style>
    <style:style style:name="T12" style:family="text">
      <style:text-properties fo:color="#8000ff" style:font-name="Courier New" fo:font-weight="normal" style:font-weight-asian="normal" fo:background-color="#ffffff"/>
    </style:style>
    <style:style style:name="T13" style:family="text">
      <style:text-properties fo:color="#000000" style:font-name="Courier New" fo:font-size="10pt" style:font-size-asian="10pt" fo:background-color="#ffffff"/>
    </style:style>
    <style:style style:name="T14" style:family="text">
      <style:text-properties fo:color="#000000" style:font-name="Courier New" fo:font-size="10pt" fo:font-weight="normal" style:font-size-asian="10pt" style:font-weight-asian="normal" fo:background-color="#ffffff"/>
    </style:style>
    <style:style style:name="T15" style:family="text">
      <style:text-properties fo:color="#000000" style:font-name="Courier New" fo:background-color="#ffffff"/>
    </style:style>
    <style:style style:name="T16" style:family="text">
      <style:text-properties fo:color="#000000" style:font-name="Courier New" fo:font-weight="normal" style:font-weight-asian="normal" fo:background-color="#ffffff"/>
    </style:style>
    <style:style style:name="T17" style:family="text">
      <style:text-properties fo:color="#000080" style:font-name="Courier New" fo:font-size="10pt" fo:font-weight="bold" style:font-size-asian="10pt" style:font-weight-asian="bold" fo:background-color="#ffffff"/>
    </style:style>
    <style:style style:name="T18" style:family="text">
      <style:text-properties fo:color="#000080" style:font-name="Courier New" fo:font-size="10pt" style:font-size-asian="10pt" fo:background-color="#ffffff"/>
    </style:style>
    <style:style style:name="T19" style:family="text">
      <style:text-properties fo:color="#000080" style:font-name="Courier New" fo:font-weight="bold" style:font-weight-asian="bold" fo:background-color="#ffffff"/>
    </style:style>
    <style:style style:name="T20" style:family="text">
      <style:text-properties fo:color="#000080" style:font-name="Courier New" fo:background-color="#ffffff"/>
    </style:style>
    <style:style style:name="T21" style:family="text">
      <style:text-properties fo:color="#ff8000" style:font-name="Courier New" fo:font-size="10pt" fo:font-weight="normal" style:font-size-asian="10pt" style:font-weight-asian="normal" fo:background-color="#ffffff"/>
    </style:style>
    <style:style style:name="T22" style:family="text">
      <style:text-properties fo:color="#ff8000" style:font-name="Courier New" fo:font-weight="normal" style:font-weight-asian="normal" fo:background-color="#ffffff"/>
    </style:style>
    <style:style style:name="T23" style:family="text">
      <style:text-properties fo:color="#808080" style:font-name="Courier New" fo:font-size="10pt" fo:font-weight="normal" style:font-size-asian="10pt" style:font-weight-asian="normal" fo:background-color="#ffffff"/>
    </style:style>
    <style:style style:name="T24" style:family="text">
      <style:text-properties fo:color="#808080" style:font-name="Courier New" fo:font-weight="normal" style:font-weight-asian="normal" fo:background-color="#ffffff"/>
    </style:style>
    <style:style style:name="T25" style:family="text">
      <style:text-properties fo:color="#0000ff" style:font-name="Courier New" fo:font-size="10pt" fo:font-weight="bold" style:font-size-asian="10pt" style:font-weight-asian="bold" fo:background-color="#ffffff"/>
    </style:style>
    <style:style style:name="T26" style:family="text">
      <style:text-properties fo:color="#0000ff" style:font-name="Courier New" fo:font-weight="bold" style:font-weight-asian="bold" fo:background-color="#ffffff"/>
    </style:style>
    <style:style style:name="T27" style:family="text">
      <style:text-properties style:font-name="Courier New" fo:background-color="#ffffff"/>
    </style:style>
    <style:style style:name="T28" style:family="text">
      <style:text-properties style:font-name="Courier New" officeooo:rsid="001cb83c"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nal:</text:p>
      <text:p text:style-name="P1"/>
      <text:p text:style-name="P1"><text:span text:style-name="T1">R1:</text:span> We can make final Primitive variable and final Reference variable.</text:p>
      <text:p text:style-name="P1"/>
      <text:p text:style-name="P1"><text:span text:style-name="T1">R2:</text:span> Constructor can not be a final.</text:p>
      <text:p text:style-name="P1"/>
      <text:p text:style-name="P1"><text:span text:style-name="T1">R3:</text:span> If we make any class final that means it can not be Inherited. To stop inheritance we make a class final.</text:p>
      <text:p text:style-name="P1"/>
      <text:p text:style-name="P1"><text:span text:style-name="T1">R4:</text:span> If we make any method of a class as final then it can not be overridden in child class. </text:p>
      <text:p text:style-name="P1"/>
      <text:p text:style-name="P1"><text:span text:style-name="T1">R5:</text:span> If we make any local variable as a final then it will become constant that means we can not change the value of the variable through out the function.</text:p>
      <text:p text:style-name="P1"/>
      <text:p text:style-name="P1"><text:span text:style-name="T1">R6:</text:span> We can also make formal argument as final.</text:p>
      <text:p text:style-name="P1"/>
      <text:p text:style-name="P1"><text:span text:style-name="T1">R7:</text:span> If we make any static data member of a class as a final then it will become constant that means we can not change the value of the varaible through out the program and it has to be initialized at class level.</text:p>
      <text:p text:style-name="P1"/>
      <text:p text:style-name="P1"><text:span text:style-name="T1">R8:</text:span> If we make any non-static data member of a class as a final then it will become constant that means we can not change the value <text:s/>of this variable through out the program and it as to be initialized at class level.</text:p>
      <text:p text:style-name="P1"/>
      <text:p text:style-name="P1"><text:span text:style-name="T1">R9:</text:span> If we want to make any non-static data member as a blank final variable then it has to be initialized via constructor.</text:p>
      <text:p text:style-name="P1"/>
      <text:p text:style-name="P3"/>
      <text:p text:style-name="P4">Program: </text:p>
      <text:p text:style-name="P4"/>
      <text:p text:style-name="P8"><text:span text:style-name="T3">// Final Class, Final Member Function, Final Local Variable, Final Data Member</text:span></text:p>
      <text:p text:style-name="P12"/>
      <text:p text:style-name="P14"><text:span text:style-name="T11">final</text:span><text:span text:style-name="T15"> </text:span><text:span text:style-name="T11">class</text:span><text:span text:style-name="T15"> Final</text:span><text:span text:style-name="T19">{</text:span><text:span text:style-name="T16"> </text:span><text:span text:style-name="T4">// it can not be inherited</text:span></text:p>
      <text:p text:style-name="P14"><text:span text:style-name="T16"><text:tab/></text:span></text:p>
      <text:p text:style-name="P14"><text:span text:style-name="T16"><text:tab/></text:span><text:span text:style-name="T4">// Final Class Variable</text:span></text:p>
      <text:p text:style-name="P15"><text:span text:style-name="T16"><text:tab/></text:span><text:span text:style-name="T4">// (Blank Final Variable) can only assign here and inside constructor</text:span></text:p>
      <text:p text:style-name="P15"><text:span text:style-name="T16"><text:tab/></text:span><text:span text:style-name="T4">// It does not have any value like other class level variable</text:span></text:p>
      <text:p text:style-name="P17"><text:span text:style-name="T16"><text:tab/></text:span></text:p>
      <text:p text:style-name="P17"><text:span text:style-name="T16"><text:tab/></text:span><text:span text:style-name="T12">final</text:span><text:span text:style-name="T16"> </text:span><text:span text:style-name="T12">int</text:span><text:span text:style-name="T16"> x </text:span><text:span text:style-name="T19">=</text:span><text:span text:style-name="T16"> </text:span><text:span text:style-name="T22">100</text:span><text:span text:style-name="T19">;</text:span><text:span text:style-name="T16"> </text:span><text:span text:style-name="T4">// can't change this</text:span></text:p>
      <text:p text:style-name="P18"><text:span text:style-name="T16"><text:tab/></text:span><text:span text:style-name="T12">final</text:span><text:span text:style-name="T16"> </text:span><text:span text:style-name="T12">int</text:span><text:span text:style-name="T16"> y</text:span><text:span text:style-name="T19">;</text:span><text:span text:style-name="T16"> <text:tab/><text:tab/> </text:span><text:span text:style-name="T4">// </text:span><text:span text:style-name="T5">can assign only once in constructor</text:span></text:p>
      <text:p text:style-name="P16"><text:span text:style-name="T4"/></text:p>
      <text:p text:style-name="P13"/>
      <text:p text:style-name="P14"><text:span text:style-name="T16"><text:tab/></text:span><text:span text:style-name="T12">int</text:span><text:span text:style-name="T16"> n</text:span><text:span text:style-name="T19">;</text:span><text:span text:style-name="T16"> </text:span><text:span text:style-name="T4">// it has by defualt value 0</text:span></text:p>
      <text:p text:style-name="P13"/>
      <text:p text:style-name="P14"><text:span text:style-name="T16"><text:tab/></text:span><text:span text:style-name="T12">final</text:span><text:span text:style-name="T16"> </text:span><text:span text:style-name="T12">static</text:span><text:span text:style-name="T16"> </text:span><text:span text:style-name="T12">int</text:span><text:span text:style-name="T16"> m </text:span><text:span text:style-name="T19">=</text:span><text:span text:style-name="T16"> </text:span><text:span text:style-name="T22">900</text:span><text:span text:style-name="T19">;</text:span><text:span text:style-name="T16"> </text:span><text:span text:style-name="T4">// can't change it through out the program.</text:span></text:p>
      <text:p text:style-name="P14"><text:span text:style-name="T16"><text:tab/></text:span><text:span text:style-name="T12">final</text:span><text:span text:style-name="T16"> </text:span><text:span text:style-name="T12">static</text:span><text:span text:style-name="T16"> </text:span><text:span text:style-name="T12">int</text:span><text:span text:style-name="T16"> p</text:span><text:span text:style-name="T19">;</text:span><text:span text:style-name="T16"> <text:tab/><text:tab/></text:span><text:span text:style-name="T4">// it </text:span><text:span text:style-name="T6">static and </text:span><text:span text:style-name="T4">has by default 0 so cant change it. <text:tab/><text:tab/><text:tab/><text:tab/><text:tab/><text:tab/><text:tab/><text:tab/><text:tab/>It has to initialized/</text:span><text:span text:style-name="T7">load</text:span><text:span text:style-name="T4"> at class level.</text:span></text:p>
      <text:p text:style-name="P13"/>
      <text:p text:style-name="P13"/>
      <text:p text:style-name="P19"><text:span text:style-name="T16"><text:tab/></text:span></text:p>
      <text:p text:style-name="P19"><text:span text:style-name="T16"/></text:p>
      <text:p text:style-name="P19"><text:span text:style-name="T16"/></text:p>
      <text:p text:style-name="P21"><text:span text:style-name="T4"><text:tab/></text:span></text:p>
      <text:p text:style-name="P21"><text:soft-page-break/><text:span text:style-name="T8">`<text:tab/></text:span><text:span text:style-name="T4">// Constructor can't be final</text:span></text:p>
      <text:p text:style-name="P19"><text:span text:style-name="T16"><text:tab/>Final</text:span><text:span text:style-name="T19">(){</text:span><text:span text:style-name="T16"> <text:s/></text:span></text:p>
      <text:p text:style-name="P20"><text:span text:style-name="T16"><text:tab/><text:tab/></text:span></text:p>
      <text:p text:style-name="P20"><text:span text:style-name="T16"><text:tab/><text:tab/></text:span><text:span text:style-name="T4">//initilizing final y.</text:span></text:p>
      <text:p text:style-name="P14"><text:span text:style-name="T16"><text:tab/><text:tab/>y </text:span><text:span text:style-name="T19">=</text:span><text:span text:style-name="T16"> </text:span><text:span text:style-name="T22">200</text:span><text:span text:style-name="T19">;</text:span></text:p>
      <text:p text:style-name="P14"><text:span text:style-name="T16"><text:tab/><text:tab/>System</text:span><text:span text:style-name="T19">.</text:span><text:span text:style-name="T16">out</text:span><text:span text:style-name="T19">.</text:span><text:span text:style-name="T16">println</text:span><text:span text:style-name="T19">(</text:span><text:span text:style-name="T16">x </text:span><text:span text:style-name="T19">+</text:span><text:span text:style-name="T16"> </text:span><text:span text:style-name="T24">" And "</text:span><text:span text:style-name="T19">+</text:span><text:span text:style-name="T16"> y</text:span><text:span text:style-name="T19">);</text:span></text:p>
      <text:p text:style-name="P14"><text:span text:style-name="T16"><text:tab/></text:span><text:span text:style-name="T19">}</text:span></text:p>
      <text:p text:style-name="P14"><text:span text:style-name="T16"><text:tab/></text:span></text:p>
      <text:p text:style-name="P14"><text:span text:style-name="T16"><text:tab/></text:span><text:span text:style-name="T12">void</text:span><text:span text:style-name="T16"> show</text:span><text:span text:style-name="T19">(){</text:span></text:p>
      <text:p text:style-name="P14"><text:span text:style-name="T16"><text:tab/><text:tab/></text:span></text:p>
      <text:p text:style-name="P14"><text:span text:style-name="T16"><text:tab/><text:tab/></text:span><text:span text:style-name="T4">// Final Local Variable</text:span></text:p>
      <text:p text:style-name="P14"><text:span text:style-name="T16"><text:tab/><text:tab/></text:span><text:span text:style-name="T12">final</text:span><text:span text:style-name="T16"> </text:span><text:span text:style-name="T12">int</text:span><text:span text:style-name="T16"> z </text:span><text:span text:style-name="T19">=</text:span><text:span text:style-name="T16"> </text:span><text:span text:style-name="T22">300</text:span><text:span text:style-name="T19">;</text:span><text:span text:style-name="T16"> </text:span></text:p>
      <text:p text:style-name="P14"><text:span text:style-name="T16"><text:tab/><text:tab/></text:span><text:span text:style-name="T4">//z = 400; // Can't re-assign</text:span></text:p>
      <text:p text:style-name="P14"><text:span text:style-name="T16"><text:tab/><text:tab/>System</text:span><text:span text:style-name="T19">.</text:span><text:span text:style-name="T16">out</text:span><text:span text:style-name="T19">.</text:span><text:span text:style-name="T16">println</text:span><text:span text:style-name="T19">(</text:span><text:span text:style-name="T24">"Final Parent Show. Z = "</text:span><text:span text:style-name="T16"> </text:span><text:span text:style-name="T19">+</text:span><text:span text:style-name="T16"> z</text:span><text:span text:style-name="T19">);</text:span></text:p>
      <text:p text:style-name="P14"><text:span text:style-name="T16"><text:tab/></text:span><text:span text:style-name="T19">}</text:span></text:p>
      <text:p text:style-name="P14"><text:span text:style-name="T16"><text:tab/></text:span></text:p>
      <text:p text:style-name="P14"><text:span text:style-name="T16"><text:tab/></text:span><text:span text:style-name="T12">void</text:span><text:span text:style-name="T16"> display</text:span><text:span text:style-name="T19">(</text:span><text:span text:style-name="T12">final</text:span><text:span text:style-name="T16"> </text:span><text:span text:style-name="T12">int</text:span><text:span text:style-name="T16"> a</text:span><text:span text:style-name="T19">){</text:span><text:span text:style-name="T16"> <text:tab/></text:span><text:span text:style-name="T4">// can't change the argument value</text:span></text:p>
      <text:p text:style-name="P14"><text:span text:style-name="T16"><text:tab/><text:tab/></text:span><text:span text:style-name="T4">//a = 600; <text:s/>// Can't Change it</text:span></text:p>
      <text:p text:style-name="P14"><text:span text:style-name="T16"><text:tab/><text:tab/>System</text:span><text:span text:style-name="T19">.</text:span><text:span text:style-name="T16">out</text:span><text:span text:style-name="T19">.</text:span><text:span text:style-name="T16">println</text:span><text:span text:style-name="T19">(</text:span><text:span text:style-name="T24">"A is : "</text:span><text:span text:style-name="T16"> </text:span><text:span text:style-name="T19">+</text:span><text:span text:style-name="T16"> a</text:span><text:span text:style-name="T19">);</text:span><text:span text:style-name="T16"><text:tab/></text:span></text:p>
      <text:p text:style-name="P14"><text:span text:style-name="T16"><text:tab/></text:span><text:span text:style-name="T19">}</text:span></text:p>
      <text:p text:style-name="P14"><text:span text:style-name="T16"><text:tab/></text:span></text:p>
      <text:p text:style-name="P14"><text:span text:style-name="T16"><text:tab/></text:span><text:span text:style-name="T12">public</text:span><text:span text:style-name="T16"> </text:span><text:span text:style-name="T12">static</text:span><text:span text:style-name="T16"> </text:span><text:span text:style-name="T12">void</text:span><text:span text:style-name="T16"> main</text:span><text:span text:style-name="T19">(</text:span><text:span text:style-name="T16">String</text:span><text:span text:style-name="T19">...</text:span><text:span text:style-name="T16">a</text:span><text:span text:style-name="T19">){</text:span></text:p>
      <text:p text:style-name="P14"><text:span text:style-name="T16"><text:tab/><text:tab/></text:span><text:span text:style-name="T12">final</text:span><text:span text:style-name="T16"> Final f </text:span><text:span text:style-name="T19">=</text:span><text:span text:style-name="T16"> </text:span><text:span text:style-name="T26">new</text:span><text:span text:style-name="T16"> Final</text:span><text:span text:style-name="T19">();</text:span><text:span text:style-name="T16"> </text:span><text:span text:style-name="T4">//Now we can't change it</text:span></text:p>
      <text:p text:style-name="P14"><text:span text:style-name="T16"><text:tab/><text:tab/></text:span><text:span text:style-name="T4">//f = new Final(); // will create error.</text:span></text:p>
      <text:p text:style-name="P14"><text:span text:style-name="T16"><text:tab/><text:tab/>f</text:span><text:span text:style-name="T19">.</text:span><text:span text:style-name="T16">show</text:span><text:span text:style-name="T19">();</text:span></text:p>
      <text:p text:style-name="P14"><text:span text:style-name="T16"><text:tab/><text:tab/>f</text:span><text:span text:style-name="T19">.</text:span><text:span text:style-name="T16">display</text:span><text:span text:style-name="T19">(</text:span><text:span text:style-name="T22">500</text:span><text:span text:style-name="T19">);</text:span></text:p>
      <text:p text:style-name="P14"><text:span text:style-name="T16"><text:tab/></text:span><text:span text:style-name="T19">}</text:span></text:p>
      <text:p text:style-name="P13"/>
      <text:p text:style-name="P14"><text:span text:style-name="T19">}</text:span></text:p>
      <text:p text:style-name="P13"/>
      <text:p text:style-name="P23"><text:span text:style-name="T27">//This will give </text:span><text:span text:style-name="T28">an compile time </text:span><text:span text:style-name="T27">error</text:span></text:p>
      <text:p text:style-name="P13"/>
      <text:p text:style-name="P14"><text:span text:style-name="T4">/*class Child extends FinalParent{</text:span></text:p>
      <text:p text:style-name="P14"><text:span text:style-name="T4"><text:tab/></text:span></text:p>
      <text:p text:style-name="P8"><text:span text:style-name="T4">}*/</text:span></text:p>
      <text:p text:style-name="P3"/>
      <text:p text:style-name="P3"/>
      <text:p text:style-name="P5">Program: Blank Final</text:p>
      <text:p text:style-name="P3"/>
      <text:p text:style-name="P9"><text:span text:style-name="T11">class</text:span><text:span text:style-name="T15"> BlankFinal</text:span><text:span text:style-name="T20">{</text:span></text:p>
      <text:p text:style-name="P14"><text:span text:style-name="T16"><text:tab/></text:span></text:p>
      <text:p text:style-name="P14"><text:span text:style-name="T16"><text:tab/></text:span><text:span text:style-name="T12">final</text:span><text:span text:style-name="T16"> </text:span><text:span text:style-name="T12">int</text:span><text:span text:style-name="T16"> x</text:span><text:span text:style-name="T19">;</text:span><text:span text:style-name="T16"> <text:tab/></text:span><text:span text:style-name="T4">// Blank Final Variable, no value inside</text:span></text:p>
      <text:p text:style-name="P14"><text:span text:style-name="T16"><text:tab/></text:span><text:span text:style-name="T12">final</text:span><text:span text:style-name="T16"> </text:span><text:span text:style-name="T12">int</text:span><text:span text:style-name="T16"> y</text:span><text:span text:style-name="T19">;</text:span><text:span text:style-name="T16"> <text:tab/></text:span><text:span text:style-name="T4">// Blank Final Variable, no value inside</text:span></text:p>
      <text:p text:style-name="P14"><text:span text:style-name="T16"><text:tab/><text:tab/><text:tab/><text:tab/><text:tab/></text:span><text:span text:style-name="T4">// It has to initialize only inside constructor.</text:span></text:p>
      <text:p text:style-name="P13"/>
      <text:p text:style-name="P14"><text:span text:style-name="T16"><text:tab/></text:span><text:span text:style-name="T12">int</text:span><text:span text:style-name="T16"> z</text:span><text:span text:style-name="T19">;</text:span><text:span text:style-name="T16"> <text:tab/><text:tab/></text:span><text:span text:style-name="T4">// non-final, by default value 0</text:span></text:p>
      <text:p text:style-name="P14"><text:span text:style-name="T16"><text:tab/></text:span></text:p>
      <text:p text:style-name="P14"><text:span text:style-name="T16"><text:tab/>BlankFinal</text:span><text:span text:style-name="T19">(</text:span><text:span text:style-name="T12">int</text:span><text:span text:style-name="T16"> x</text:span><text:span text:style-name="T19">){</text:span></text:p>
      <text:p text:style-name="P14"><text:span text:style-name="T16"><text:tab/><text:tab/></text:span><text:span text:style-name="T26">this</text:span><text:span text:style-name="T19">.</text:span><text:span text:style-name="T16">x </text:span><text:span text:style-name="T19">=</text:span><text:span text:style-name="T16"> x</text:span><text:span text:style-name="T19">;</text:span></text:p>
      <text:p text:style-name="P14"><text:span text:style-name="T16"><text:tab/><text:tab/>y </text:span><text:span text:style-name="T19">=</text:span><text:span text:style-name="T16"> </text:span><text:span text:style-name="T22">500</text:span><text:span text:style-name="T19">;</text:span></text:p>
      <text:p text:style-name="P14"><text:span text:style-name="T16"><text:tab/><text:tab/>System</text:span><text:span text:style-name="T19">.</text:span><text:span text:style-name="T16">out</text:span><text:span text:style-name="T19">.</text:span><text:span text:style-name="T16">println</text:span><text:span text:style-name="T19">(</text:span><text:span text:style-name="T24">"X is: "</text:span><text:span text:style-name="T16"> </text:span><text:span text:style-name="T19">+</text:span><text:span text:style-name="T16"> x</text:span><text:span text:style-name="T19">);</text:span></text:p>
      <text:p text:style-name="P14"><text:span text:style-name="T16"><text:tab/><text:tab/>System</text:span><text:span text:style-name="T19">.</text:span><text:span text:style-name="T16">out</text:span><text:span text:style-name="T19">.</text:span><text:span text:style-name="T16">println</text:span><text:span text:style-name="T19">(</text:span><text:span text:style-name="T24">"Y is: "</text:span><text:span text:style-name="T16"> </text:span><text:span text:style-name="T19">+</text:span><text:span text:style-name="T16"> y</text:span><text:span text:style-name="T19">);</text:span></text:p>
      <text:p text:style-name="P14"><text:span text:style-name="T16"><text:tab/><text:tab/>System</text:span><text:span text:style-name="T19">.</text:span><text:span text:style-name="T16">out</text:span><text:span text:style-name="T19">.</text:span><text:span text:style-name="T16">println</text:span><text:span text:style-name="T19">(</text:span><text:span text:style-name="T24">"Z is: "</text:span><text:span text:style-name="T16"> </text:span><text:span text:style-name="T19">+</text:span><text:span text:style-name="T16"> z</text:span><text:span text:style-name="T19">);</text:span></text:p>
      <text:p text:style-name="P14"><text:span text:style-name="T16"><text:tab/></text:span><text:span text:style-name="T19">}</text:span></text:p>
      <text:p text:style-name="P14"><text:span text:style-name="T16"><text:tab/></text:span></text:p>
      <text:p text:style-name="P14"><text:span text:style-name="T16"><text:tab/></text:span><text:span text:style-name="T12">public</text:span><text:span text:style-name="T16"> </text:span><text:span text:style-name="T12">static</text:span><text:span text:style-name="T16"> </text:span><text:span text:style-name="T12">void</text:span><text:span text:style-name="T16"> main</text:span><text:span text:style-name="T19">(</text:span><text:span text:style-name="T16">String</text:span><text:span text:style-name="T19">...</text:span><text:span text:style-name="T16">a</text:span><text:span text:style-name="T19">){</text:span></text:p>
      <text:p text:style-name="P14"><text:span text:style-name="T16"><text:tab/><text:tab/>BlankFinal bf </text:span><text:span text:style-name="T19">=</text:span><text:span text:style-name="T16"> </text:span><text:span text:style-name="T26">new</text:span><text:span text:style-name="T16"> BlankFinal</text:span><text:span text:style-name="T19">(</text:span><text:span text:style-name="T22">200</text:span><text:span text:style-name="T19">);</text:span></text:p>
      <text:p text:style-name="P14"><text:span text:style-name="T16"><text:tab/><text:tab/>System</text:span><text:span text:style-name="T19">.</text:span><text:span text:style-name="T16">out</text:span><text:span text:style-name="T19">.</text:span><text:span text:style-name="T16">println</text:span><text:span text:style-name="T19">(</text:span><text:span text:style-name="T24">"Inisde Main X is: "</text:span><text:span text:style-name="T16"> </text:span><text:span text:style-name="T19">+</text:span><text:span text:style-name="T16"> bf</text:span><text:span text:style-name="T19">.</text:span><text:span text:style-name="T16">x</text:span><text:span text:style-name="T19">);</text:span></text:p>
      <text:p text:style-name="P14"><text:soft-page-break/><text:span text:style-name="T16"><text:tab/><text:tab/></text:span><text:span text:style-name="T4">// bf.x = 600; // Can't change it. error</text:span></text:p>
      <text:p text:style-name="P13"/>
      <text:p text:style-name="P14"><text:span text:style-name="T16"><text:tab/><text:tab/>BlankFinal bf2 </text:span><text:span text:style-name="T19">=</text:span><text:span text:style-name="T16"> </text:span><text:span text:style-name="T26">new</text:span><text:span text:style-name="T16"> BlankFinal</text:span><text:span text:style-name="T19">(</text:span><text:span text:style-name="T22">400</text:span><text:span text:style-name="T19">);</text:span></text:p>
      <text:p text:style-name="P14"><text:span text:style-name="T16"><text:tab/><text:tab/>System</text:span><text:span text:style-name="T19">.</text:span><text:span text:style-name="T16">out</text:span><text:span text:style-name="T19">.</text:span><text:span text:style-name="T16">println</text:span><text:span text:style-name="T19">(</text:span><text:span text:style-name="T24">"Inside Main with BF2 X is: "</text:span><text:span text:style-name="T16"> </text:span><text:span text:style-name="T19">+</text:span><text:span text:style-name="T16"> bf2</text:span><text:span text:style-name="T19">.</text:span><text:span text:style-name="T16">x</text:span><text:span text:style-name="T19">);</text:span></text:p>
      <text:p text:style-name="P14"><text:span text:style-name="T16"><text:tab/></text:span><text:span text:style-name="T19">}</text:span></text:p>
      <text:p text:style-name="P14"><text:span text:style-name="T19">}</text:span></text:p>
      <text:p text:style-name="P10"/>
      <text:p text:style-name="P6"/>
      <text:p text:style-name="P7">Program: Final with Method</text:p>
      <text:p text:style-name="P7"/>
      <text:p text:style-name="P10"><text:span text:style-name="T11">class</text:span><text:span text:style-name="T15"> FinlaWithFunction</text:span><text:span text:style-name="T20">{</text:span></text:p>
      <text:p text:style-name="P14"><text:span text:style-name="T16"><text:tab/></text:span></text:p>
      <text:p text:style-name="P14"><text:span text:style-name="T16"><text:tab/></text:span><text:span text:style-name="T4">//Non-static Intialization</text:span></text:p>
      <text:p text:style-name="P14"><text:span text:style-name="T16"><text:tab/></text:span><text:span text:style-name="T12">final</text:span><text:span text:style-name="T16"> </text:span><text:span text:style-name="T12">int</text:span><text:span text:style-name="T16"> x </text:span><text:span text:style-name="T19">=</text:span><text:span text:style-name="T16"> getX</text:span><text:span text:style-name="T19">();</text:span><text:span text:style-name="T16"> <text:tab/></text:span><text:span text:style-name="T4">// non-static function</text:span></text:p>
      <text:p text:style-name="P14"><text:span text:style-name="T16"><text:tab/></text:span><text:span text:style-name="T12">final</text:span><text:span text:style-name="T16"> </text:span><text:span text:style-name="T12">int</text:span><text:span text:style-name="T16"> y </text:span><text:span text:style-name="T19">=</text:span><text:span text:style-name="T16"> getY</text:span><text:span text:style-name="T19">();</text:span><text:span text:style-name="T16"> <text:tab/></text:span><text:span text:style-name="T4">// static function works</text:span></text:p>
      <text:p text:style-name="P13"/>
      <text:p text:style-name="P14"><text:span text:style-name="T16"><text:tab/></text:span><text:span text:style-name="T4">//Static initialization</text:span></text:p>
      <text:p text:style-name="P14"><text:span text:style-name="T16"><text:tab/></text:span><text:span text:style-name="T4">// final static int m = getM(); // non-static function // Not Working demands <text:tab/><text:tab/>static function</text:span></text:p>
      <text:p text:style-name="P22"><text:span text:style-name="T16"><text:tab/></text:span></text:p>
      <text:p text:style-name="P22"><text:span text:style-name="T16"><text:tab/></text:span><text:span text:style-name="T12">final</text:span><text:span text:style-name="T16"> </text:span><text:span text:style-name="T12">static</text:span><text:span text:style-name="T16"> </text:span><text:span text:style-name="T12">int</text:span><text:span text:style-name="T16"> n </text:span><text:span text:style-name="T19">=</text:span><text:span text:style-name="T16"> getN</text:span><text:span text:style-name="T19">();</text:span><text:span text:style-name="T16"> </text:span><text:span text:style-name="T4">// Static function</text:span></text:p>
      <text:p text:style-name="P13"/>
      <text:p text:style-name="P14"><text:span text:style-name="T16"><text:tab/></text:span><text:span text:style-name="T12">int</text:span><text:span text:style-name="T16"> getX</text:span><text:span text:style-name="T19">(){</text:span></text:p>
      <text:p text:style-name="P14"><text:span text:style-name="T16"><text:tab/><text:tab/></text:span><text:span text:style-name="T26">return</text:span><text:span text:style-name="T16"> </text:span><text:span text:style-name="T22">300</text:span><text:span text:style-name="T19">;</text:span></text:p>
      <text:p text:style-name="P14"><text:span text:style-name="T16"><text:tab/></text:span><text:span text:style-name="T19">}</text:span></text:p>
      <text:p text:style-name="P13"/>
      <text:p text:style-name="P14"><text:span text:style-name="T16"><text:tab/></text:span><text:span text:style-name="T12">static</text:span><text:span text:style-name="T16"> </text:span><text:span text:style-name="T12">int</text:span><text:span text:style-name="T16"> getY</text:span><text:span text:style-name="T19">(){</text:span></text:p>
      <text:p text:style-name="P14"><text:span text:style-name="T16"><text:tab/><text:tab/></text:span><text:span text:style-name="T26">return</text:span><text:span text:style-name="T16"> </text:span><text:span text:style-name="T22">500</text:span><text:span text:style-name="T19">;</text:span></text:p>
      <text:p text:style-name="P14"><text:span text:style-name="T16"><text:tab/></text:span><text:span text:style-name="T19">}</text:span></text:p>
      <text:p text:style-name="P14"><text:span text:style-name="T16"><text:tab/></text:span></text:p>
      <text:p text:style-name="P14"><text:span text:style-name="T16"><text:tab/></text:span><text:span text:style-name="T12">int</text:span><text:span text:style-name="T16"> getM</text:span><text:span text:style-name="T19">(){</text:span></text:p>
      <text:p text:style-name="P14"><text:span text:style-name="T16"><text:tab/><text:tab/></text:span><text:span text:style-name="T26">return</text:span><text:span text:style-name="T16"> </text:span><text:span text:style-name="T22">700</text:span><text:span text:style-name="T19">;</text:span></text:p>
      <text:p text:style-name="P14"><text:span text:style-name="T16"><text:tab/></text:span><text:span text:style-name="T19">}</text:span></text:p>
      <text:p text:style-name="P14"><text:span text:style-name="T16"><text:tab/></text:span></text:p>
      <text:p text:style-name="P14"><text:span text:style-name="T16"><text:tab/></text:span><text:span text:style-name="T12">static</text:span><text:span text:style-name="T16"> </text:span><text:span text:style-name="T12">int</text:span><text:span text:style-name="T16"> getN</text:span><text:span text:style-name="T19">(){</text:span></text:p>
      <text:p text:style-name="P14"><text:span text:style-name="T16"><text:tab/><text:tab/></text:span><text:span text:style-name="T26">return</text:span><text:span text:style-name="T16"> </text:span><text:span text:style-name="T22">800</text:span><text:span text:style-name="T19">;</text:span></text:p>
      <text:p text:style-name="P14"><text:span text:style-name="T16"><text:tab/></text:span><text:span text:style-name="T19">}</text:span></text:p>
      <text:p text:style-name="P14"><text:span text:style-name="T16"><text:tab/></text:span></text:p>
      <text:p text:style-name="P14"><text:span text:style-name="T16"><text:tab/></text:span><text:span text:style-name="T12">public</text:span><text:span text:style-name="T16"> </text:span><text:span text:style-name="T12">static</text:span><text:span text:style-name="T16"> </text:span><text:span text:style-name="T12">void</text:span><text:span text:style-name="T16"> main</text:span><text:span text:style-name="T19">(</text:span><text:span text:style-name="T16">String</text:span><text:span text:style-name="T19">...</text:span><text:span text:style-name="T16">a</text:span><text:span text:style-name="T19">){</text:span></text:p>
      <text:p text:style-name="P14"><text:span text:style-name="T16"><text:tab/><text:tab/>FinlaWithFunction fwf </text:span><text:span text:style-name="T19">=</text:span><text:span text:style-name="T16"> </text:span><text:span text:style-name="T26">new</text:span><text:span text:style-name="T16"> FinlaWithFunction</text:span><text:span text:style-name="T19">();</text:span></text:p>
      <text:p text:style-name="P14"><text:span text:style-name="T16"><text:tab/><text:tab/>System</text:span><text:span text:style-name="T19">.</text:span><text:span text:style-name="T16">out</text:span><text:span text:style-name="T19">.</text:span><text:span text:style-name="T16">println</text:span><text:span text:style-name="T19">(</text:span><text:span text:style-name="T24">"From Main Value of X is: "</text:span><text:span text:style-name="T16"> </text:span><text:span text:style-name="T19">+</text:span><text:span text:style-name="T16"> fwf</text:span><text:span text:style-name="T19">.</text:span><text:span text:style-name="T16">x</text:span><text:span text:style-name="T19">);</text:span></text:p>
      <text:p text:style-name="P14"><text:span text:style-name="T16"><text:tab/><text:tab/>System</text:span><text:span text:style-name="T19">.</text:span><text:span text:style-name="T16">out</text:span><text:span text:style-name="T19">.</text:span><text:span text:style-name="T16">println</text:span><text:span text:style-name="T19">(</text:span><text:span text:style-name="T24">"Value of Y is: "</text:span><text:span text:style-name="T16"> </text:span><text:span text:style-name="T19">+</text:span><text:span text:style-name="T16"> fwf</text:span><text:span text:style-name="T19">.</text:span><text:span text:style-name="T16">y</text:span><text:span text:style-name="T19">);</text:span></text:p>
      <text:p text:style-name="P13"/>
      <text:p text:style-name="P14"><text:span text:style-name="T16"><text:tab/><text:tab/>System</text:span><text:span text:style-name="T19">.</text:span><text:span text:style-name="T16">out</text:span><text:span text:style-name="T19">.</text:span><text:span text:style-name="T16">println</text:span><text:span text:style-name="T19">(</text:span><text:span text:style-name="T24">"Value of N is: "</text:span><text:span text:style-name="T16"> </text:span><text:span text:style-name="T19">+</text:span><text:span text:style-name="T16"> fwf</text:span><text:span text:style-name="T19">.</text:span><text:span text:style-name="T16">n</text:span><text:span text:style-name="T19">);</text:span><text:span text:style-name="T16"><text:tab/><text:tab/></text:span></text:p>
      <text:p text:style-name="P14"><text:span text:style-name="T16"><text:tab/></text:span><text:span text:style-name="T19">}</text:span></text:p>
      <text:p text:style-name="P10"><text:span text:style-name="T20">}</text:span>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jab Java Ki Gajab Kahani:</text:p>
      <text:p text:style-name="P1"/>
      <text:p text:style-name="P1">If we initialize final class data member (static/Instance) through function then it first assigns default value and then assign the value that <text:s/>function returns. But Java rule says we can only assign once to final variables. Refer the program for more details.</text:p>
      <text:p text:style-name="P1"/>
      <text:p text:style-name="P11"><text:span text:style-name="T11">class</text:span><text:span text:style-name="T15"> FinalWithTwist</text:span><text:span text:style-name="T19">{</text:span></text:p>
      <text:p text:style-name="P14"><text:span text:style-name="T16"><text:tab/></text:span></text:p>
      <text:p text:style-name="P14"><text:span text:style-name="T16"><text:tab/></text:span><text:span text:style-name="T12">final</text:span><text:span text:style-name="T16"> </text:span><text:span text:style-name="T12">int</text:span><text:span text:style-name="T16"> x </text:span><text:span text:style-name="T19">=</text:span><text:span text:style-name="T16"> getValue</text:span><text:span text:style-name="T19">();</text:span></text:p>
      <text:p text:style-name="P14"><text:span text:style-name="T16"><text:tab/></text:span><text:span text:style-name="T12">final</text:span><text:span text:style-name="T16"> </text:span><text:span text:style-name="T12">static</text:span><text:span text:style-name="T16"> </text:span><text:span text:style-name="T12">int</text:span><text:span text:style-name="T16"> y </text:span><text:span text:style-name="T19">=</text:span><text:span text:style-name="T16"> getY</text:span><text:span text:style-name="T19">();</text:span></text:p>
      <text:p text:style-name="P13"/>
      <text:p text:style-name="P14"><text:span text:style-name="T16"><text:tab/></text:span><text:span text:style-name="T12">int</text:span><text:span text:style-name="T16"> getValue</text:span><text:span text:style-name="T19">(){</text:span></text:p>
      <text:p text:style-name="P14"><text:span text:style-name="T16"><text:tab/><text:tab/></text:span></text:p>
      <text:p text:style-name="P14"><text:span text:style-name="T16"><text:tab/><text:tab/></text:span><text:span text:style-name="T4">//It should create error but it prints 0 then return 500</text:span></text:p>
      <text:p text:style-name="P14"><text:span text:style-name="T16"><text:tab/><text:tab/>System</text:span><text:span text:style-name="T19">.</text:span><text:span text:style-name="T16">out</text:span><text:span text:style-name="T19">.</text:span><text:span text:style-name="T16">println</text:span><text:span text:style-name="T19">(</text:span><text:span text:style-name="T24">"From getValue X is: "</text:span><text:span text:style-name="T16"> </text:span><text:span text:style-name="T19">+</text:span><text:span text:style-name="T16"> x</text:span><text:span text:style-name="T19">);</text:span></text:p>
      <text:p text:style-name="P14"><text:span text:style-name="T16"><text:tab/><text:tab/></text:span><text:span text:style-name="T26">return</text:span><text:span text:style-name="T16"> </text:span><text:span text:style-name="T22">500</text:span><text:span text:style-name="T19">;</text:span></text:p>
      <text:p text:style-name="P14"><text:span text:style-name="T16"><text:tab/></text:span><text:span text:style-name="T19">}</text:span></text:p>
      <text:p text:style-name="P13"/>
      <text:p text:style-name="P14"><text:span text:style-name="T16"><text:tab/></text:span><text:span text:style-name="T12">static</text:span><text:span text:style-name="T16"> </text:span><text:span text:style-name="T12">int</text:span><text:span text:style-name="T16"> getY</text:span><text:span text:style-name="T19">(){</text:span></text:p>
      <text:p text:style-name="P14"><text:span text:style-name="T16"><text:tab/><text:tab/>System</text:span><text:span text:style-name="T19">.</text:span><text:span text:style-name="T16">out</text:span><text:span text:style-name="T19">.</text:span><text:span text:style-name="T16">println</text:span><text:span text:style-name="T19">(</text:span><text:span text:style-name="T24">"From getValue Y is: "</text:span><text:span text:style-name="T16"> </text:span><text:span text:style-name="T19">+</text:span><text:span text:style-name="T16"> y</text:span><text:span text:style-name="T19">);</text:span></text:p>
      <text:p text:style-name="P14"><text:span text:style-name="T16"><text:tab/><text:tab/></text:span><text:span text:style-name="T26">return</text:span><text:span text:style-name="T16"> </text:span><text:span text:style-name="T22">900</text:span><text:span text:style-name="T19">;</text:span></text:p>
      <text:p text:style-name="P14"><text:span text:style-name="T16"><text:tab/></text:span><text:span text:style-name="T19">}</text:span></text:p>
      <text:p text:style-name="P13"/>
      <text:p text:style-name="P14"><text:span text:style-name="T16"><text:tab/>FinalWithTwist</text:span><text:span text:style-name="T19">(){</text:span></text:p>
      <text:p text:style-name="P14"><text:span text:style-name="T16"><text:tab/><text:tab/></text:span><text:span text:style-name="T4">// x is assigned two times first 0 and then 500.</text:span></text:p>
      <text:p text:style-name="P14"><text:span text:style-name="T16"><text:tab/><text:tab/></text:span><text:span text:style-name="T4">//but final rule says it can only assign one time.</text:span></text:p>
      <text:p text:style-name="P14"><text:span text:style-name="T16"><text:tab/><text:tab/></text:span></text:p>
      <text:p text:style-name="P14"><text:span text:style-name="T16"><text:tab/><text:tab/>System</text:span><text:span text:style-name="T19">.</text:span><text:span text:style-name="T16">out</text:span><text:span text:style-name="T19">.</text:span><text:span text:style-name="T16">println</text:span><text:span text:style-name="T19">(</text:span><text:span text:style-name="T24">"From Constructor X is :"</text:span><text:span text:style-name="T16"> </text:span><text:span text:style-name="T19">+</text:span><text:span text:style-name="T16"> x</text:span><text:span text:style-name="T19">);</text:span></text:p>
      <text:p text:style-name="P14"><text:span text:style-name="T16"><text:tab/><text:tab/>System</text:span><text:span text:style-name="T19">.</text:span><text:span text:style-name="T16">out</text:span><text:span text:style-name="T19">.</text:span><text:span text:style-name="T16">println</text:span><text:span text:style-name="T19">(</text:span><text:span text:style-name="T24">"From Constructor y is :"</text:span><text:span text:style-name="T16"> </text:span><text:span text:style-name="T19">+</text:span><text:span text:style-name="T16"> y</text:span><text:span text:style-name="T19">);</text:span></text:p>
      <text:p text:style-name="P14"><text:span text:style-name="T16"><text:tab/></text:span><text:span text:style-name="T19">}</text:span></text:p>
      <text:p text:style-name="P13"/>
      <text:p text:style-name="P14"><text:span text:style-name="T16"><text:tab/></text:span><text:span text:style-name="T12">public</text:span><text:span text:style-name="T16"> </text:span><text:span text:style-name="T12">static</text:span><text:span text:style-name="T16"> </text:span><text:span text:style-name="T12">void</text:span><text:span text:style-name="T16"> main</text:span><text:span text:style-name="T19">(</text:span><text:span text:style-name="T16">String</text:span><text:span text:style-name="T19">...</text:span><text:span text:style-name="T16">a</text:span><text:span text:style-name="T19">){</text:span></text:p>
      <text:p text:style-name="P14"><text:span text:style-name="T16"><text:tab/><text:tab/></text:span><text:span text:style-name="T26">new</text:span><text:span text:style-name="T16"> FinalWithTwist</text:span><text:span text:style-name="T19">();</text:span></text:p>
      <text:p text:style-name="P14"><text:span text:style-name="T16"><text:tab/></text:span><text:span text:style-name="T19">}</text:span></text:p>
      <text:p text:style-name="P13"/>
      <text:p text:style-name="P14"><text:span text:style-name="T19">}</text:span></text:p>
      <text:p text:style-name="P13"/>
      <text:p text:style-name="P14"><text:span text:style-name="T4">/*</text:span></text:p>
      <text:p text:style-name="P14"><text:span text:style-name="T4">Output:</text:span></text:p>
      <text:p text:style-name="P14"><text:span text:style-name="T4">From getValue X is: 0</text:span></text:p>
      <text:p text:style-name="P14"><text:span text:style-name="T4">From Constructor X is :500</text:span></text:p>
      <text:p text:style-name="P24"/>
      <text:p text:style-name="P14"><text:span text:style-name="T4">Just accepts that it is working. No Answer by Manish Sir</text:span></text:p>
      <text:p text:style-name="P11"><text:span text:style-name="T4">*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2cm" fo:margin-right="1.18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01:14:27.107350424</meta:creation-date>
    <dc:date>2018-04-29T01:28:23.614817141</dc:date>
    <meta:editing-duration>PT13M44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4" meta:paragraph-count="146" meta:word-count="811" meta:character-count="4690" meta:non-whitespace-character-count="3809"/>
  </office:meta>
</office:document-meta>
</file>